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c2ad" officeooo:paragraph-rsid="000da571"/>
    </style:style>
    <style:style style:name="P2" style:family="paragraph" style:parent-style-name="Standard">
      <style:text-properties officeooo:rsid="001fc2ad" officeooo:paragraph-rsid="000e1bde"/>
    </style:style>
    <style:style style:name="P3" style:family="paragraph" style:parent-style-name="Standard">
      <style:text-properties officeooo:rsid="001fc2ad" officeooo:paragraph-rsid="00106c19"/>
    </style:style>
    <style:style style:name="P4" style:family="paragraph" style:parent-style-name="Standard">
      <style:text-properties officeooo:rsid="001fd662" officeooo:paragraph-rsid="000da571"/>
    </style:style>
    <style:style style:name="P5" style:family="paragraph" style:parent-style-name="Standard">
      <style:text-properties fo:font-weight="normal" officeooo:rsid="002a581b" officeooo:paragraph-rsid="00106c19" style:font-weight-asian="normal" style:font-weight-complex="normal"/>
    </style:style>
    <style:style style:name="P6" style:family="paragraph" style:parent-style-name="Standard">
      <style:text-properties fo:font-weight="normal" officeooo:rsid="00109078" officeooo:paragraph-rsid="00109078" style:font-weight-asian="normal" style:font-weight-complex="normal"/>
    </style:style>
    <style:style style:name="P7" style:family="paragraph" style:parent-style-name="Standard">
      <style:text-properties officeooo:rsid="00106c19" officeooo:paragraph-rsid="00106c19"/>
    </style:style>
    <style:style style:name="P8" style:family="paragraph" style:parent-style-name="Standard">
      <style:text-properties fo:font-weight="bold" officeooo:rsid="000da571" officeooo:paragraph-rsid="000da571" style:font-weight-asian="bold" style:font-weight-complex="bold"/>
    </style:style>
    <style:style style:name="P9" style:family="paragraph" style:parent-style-name="Standard">
      <style:text-properties fo:font-weight="normal" officeooo:rsid="00109078" officeooo:paragraph-rsid="00106c19" style:font-weight-asian="normal" style:font-weight-complex="normal"/>
    </style:style>
    <style:style style:name="T1" style:family="text">
      <style:text-properties officeooo:rsid="001fd662"/>
    </style:style>
    <style:style style:name="T2" style:family="text">
      <style:text-properties officeooo:rsid="00203549"/>
    </style:style>
    <style:style style:name="T3" style:family="text">
      <style:text-properties officeooo:rsid="0025479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da571" style:font-weight-asian="bold" style:font-weight-complex="bold"/>
    </style:style>
    <style:style style:name="T6" style:family="text">
      <style:text-properties fo:font-weight="bold" officeooo:rsid="000e1bde" style:font-weight-asian="bold" style:font-weight-complex="bold"/>
    </style:style>
    <style:style style:name="T7" style:family="text">
      <style:text-properties officeooo:rsid="000da571"/>
    </style:style>
    <style:style style:name="T8" style:family="text">
      <style:text-properties officeooo:rsid="00106c19"/>
    </style:style>
    <style:style style:name="T9" style:family="text">
      <style:text-properties officeooo:rsid="0010f2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FC- <text:span text:style-name="T1">Araquari </text:span></text:p>
      <text:p text:style-name="P1"/>
      <text:p text:style-name="P4">Nome: Wesley Antunes ,<text:span text:style-name="T7">Lucas Batista ,Felipe Batista</text:span></text:p>
      <text:p text:style-name="P4">2Info1 </text:p>
      <text:p text:style-name="P4"><text:span text:style-name="T9">13</text:span>/0<text:span text:style-name="T9">6/</text:span>19</text:p>
      <text:p text:style-name="P4"/>
      <text:p text:style-name="P3">RF00<text:span text:style-name="T8">1</text:span> <text:span text:style-name="T3">O sistema deve exibir informações da partida</text:span></text:p>
      <text:p text:style-name="P1"/>
      <text:p text:style-name="P1">RF00<text:span text:style-name="T8">2</text:span> <text:span text:style-name="T3">O sistema deve permitir </text:span><text:s/><text:span text:style-name="T5">Cadastro do time para o campeonato </text:span></text:p>
      <text:p text:style-name="P1"/>
      <text:p text:style-name="P2">RF00<text:span text:style-name="T8">3</text:span> <text:span text:style-name="T3">O sistema deve permitir </text:span><text:s/><text:span text:style-name="T5">Cadastro </text:span><text:span text:style-name="T6">do </text:span><text:span text:style-name="T5">Nome endereço do estadio de cada time</text:span></text:p>
      <text:p text:style-name="P1"/>
      <text:p text:style-name="P1">RF00<text:span text:style-name="T8">4</text:span> <text:span text:style-name="T3">O sistema deve permitir </text:span><text:s/><text:span text:style-name="T2">Registar </text:span><text:span text:style-name="T5">Informações Pessoais e físicas de Jogadores de cada time <text:s/></text:span></text:p>
      <text:p text:style-name="P8"/>
      <text:p text:style-name="P1">RF00<text:span text:style-name="T8">5</text:span> <text:span text:style-name="T3">O sistema deve permitir </text:span><text:s/><text:span text:style-name="T2">Registar </text:span><text:span text:style-name="T5">Nome endereço do estadio de cada time</text:span></text:p>
      <text:p text:style-name="P8"/>
      <text:p text:style-name="P2">RF00<text:span text:style-name="T8">6</text:span> <text:span text:style-name="T3">O sistema deve permitir <text:s/></text:span><text:span text:style-name="T5">I</text:span><text:span text:style-name="T6">nformar qual time sera o da casa e o visitante </text:span></text:p>
      <text:p text:style-name="P8"/>
      <text:p text:style-name="P1">RF00<text:span text:style-name="T8">7</text:span> <text:span text:style-name="T3">O sistema deve permitir </text:span><text:s/><text:span text:style-name="T2">Registar </text:span><text:span text:style-name="T6">As partidas ocorridas e não ocorridas </text:span></text:p>
      <text:p text:style-name="P1"/>
      <text:p text:style-name="P1">RF00<text:span text:style-name="T8">8</text:span> <text:span text:style-name="T3">O sistema deve permitir </text:span><text:s/><text:span text:style-name="T6">Mostrar a tabela de classificação do campeonato </text:span></text:p>
      <text:p text:style-name="P8"/>
      <text:p text:style-name="P9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2:55:26.120400573</meta:creation-date>
    <dc:date>2019-06-13T16:33:00.412406102</dc:date>
    <meta:editing-duration>PT15M51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12" meta:word-count="111" meta:character-count="687" meta:non-whitespace-character-count="573"/>
  </office:meta>
</office:document-meta>
</file>